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appleLogo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12a30" officeooo:paragraph-rsid="0002e2b8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3f954" officeooo:paragraph-rsid="0003f95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5b681" officeooo:paragraph-rsid="0005b681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12a30" officeooo:paragraph-rsid="00012a30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12a30" officeooo:paragraph-rsid="0003f954" style:font-size-asian="10.5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012a30" officeooo:paragraph-rsid="00012a3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12a30" officeooo:paragraph-rsid="0002e2b8" style:font-size-asian="10.5pt" style:font-weight-asian="normal" style:font-size-complex="12pt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02e2b8" officeooo:paragraph-rsid="0002e2b8" style:font-size-asian="10.5pt" style:font-weight-asian="normal" style:font-size-complex="12pt" style:font-weight-complex="normal"/>
    </style:style>
    <style:style style:name="P9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02e2b8" officeooo:paragraph-rsid="0002e2b8" style:font-size-asian="10.5pt" style:font-weight-asian="normal" style:font-size-complex="12pt" style:font-weight-complex="normal"/>
    </style:style>
    <style:style style:name="P10" style:family="paragraph" style:parent-style-name="Standard" style:list-style-name="L6">
      <style:paragraph-properties fo:text-align="start" style:justify-single-word="false"/>
      <style:text-properties fo:font-size="12pt" style:text-underline-style="none" fo:font-weight="normal" officeooo:rsid="0002e2b8" officeooo:paragraph-rsid="0002e2b8" style:font-size-asian="10.5pt" style:font-weight-asian="normal" style:font-size-complex="12pt" style:font-weight-complex="normal"/>
    </style:style>
    <style:style style:name="P11" style:family="paragraph" style:parent-style-name="Standard" style:list-style-name="L7">
      <style:paragraph-properties fo:text-align="start" style:justify-single-word="false"/>
      <style:text-properties fo:font-size="12pt" style:text-underline-style="none" fo:font-weight="normal" officeooo:rsid="0002e2b8" officeooo:paragraph-rsid="0003fd71" style:font-size-asian="10.5pt" style:font-weight-asian="normal" style:font-size-complex="12pt" style:font-weight-complex="normal"/>
    </style:style>
    <style:style style:name="P12" style:family="paragraph" style:parent-style-name="Standard" style:list-style-name="L7">
      <style:paragraph-properties fo:text-align="start" style:justify-single-word="false"/>
      <style:text-properties fo:font-size="12pt" style:text-underline-style="none" fo:font-weight="normal" officeooo:rsid="0003fd71" officeooo:paragraph-rsid="0003fd71" style:font-size-asian="10.5pt" style:font-weight-asian="normal" style:font-size-complex="12pt" style:font-weight-complex="normal"/>
    </style:style>
    <style:style style:name="P13" style:family="paragraph" style:parent-style-name="Standard" style:list-style-name="L8">
      <style:paragraph-properties fo:text-align="start" style:justify-single-word="false"/>
      <style:text-properties fo:font-size="12pt" style:text-underline-style="none" fo:font-weight="normal" officeooo:rsid="0003f954" officeooo:paragraph-rsid="0003f954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3f954" officeooo:paragraph-rsid="0003f954" style:font-size-asian="10.5pt" style:font-weight-asian="normal" style:font-size-complex="12pt" style:font-weight-complex="normal"/>
    </style:style>
    <style:style style:name="P15" style:family="paragraph" style:parent-style-name="Standard" style:list-style-name="L9">
      <style:paragraph-properties fo:text-align="start" style:justify-single-word="false"/>
      <style:text-properties fo:font-size="12pt" style:text-underline-style="none" fo:font-weight="normal" officeooo:rsid="0005b681" officeooo:paragraph-rsid="0005b681" style:font-size-asian="10.5pt" style:font-weight-asian="normal" style:font-size-complex="12pt" style:font-weight-complex="normal"/>
    </style:style>
    <style:style style:name="P16" style:family="paragraph" style:parent-style-name="Standard" style:list-style-name="L10">
      <style:paragraph-properties fo:text-align="start" style:justify-single-word="false"/>
      <style:text-properties fo:font-size="12pt" style:text-underline-style="none" fo:font-weight="normal" officeooo:rsid="0005b681" officeooo:paragraph-rsid="0005b681" style:font-size-asian="10.5pt" style:font-weight-asian="normal" style:font-size-complex="12pt" style:font-weight-complex="normal"/>
    </style:style>
    <style:style style:name="P17" style:family="paragraph" style:parent-style-name="Standard" style:list-style-name="L9">
      <style:paragraph-properties fo:text-align="start" style:justify-single-word="false"/>
      <style:text-properties fo:font-size="12pt" style:text-underline-style="none" fo:font-weight="normal" officeooo:rsid="0007d603" officeooo:paragraph-rsid="0007d603" style:font-size-asian="10.5pt" style:font-weight-asian="normal" style:font-size-complex="12pt" style:font-weight-complex="normal"/>
    </style:style>
    <style:style style:name="P18" style:family="paragraph" style:parent-style-name="Standard" style:list-style-name="L9">
      <style:paragraph-properties fo:text-align="start" style:justify-single-word="false"/>
      <style:text-properties fo:font-size="12pt" style:text-underline-style="none" fo:font-weight="normal" officeooo:rsid="00084347" officeooo:paragraph-rsid="00084347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b6a58" officeooo:paragraph-rsid="000b6a58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bold" officeooo:rsid="00012a30" officeooo:paragraph-rsid="00012a30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bold" officeooo:rsid="0002e2b8" officeooo:paragraph-rsid="0003fd71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bold" officeooo:rsid="0003fd71" officeooo:paragraph-rsid="0003fd71" style:font-size-asian="10.5pt" style:font-weight-asian="bold" style:font-size-complex="12pt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officeooo:rsid="0007d603" officeooo:paragraph-rsid="0007d603"/>
    </style:style>
    <style:style style:name="P24" style:family="paragraph" style:parent-style-name="Standard">
      <style:text-properties style:text-underline-style="solid" style:text-underline-width="auto" style:text-underline-color="font-color" officeooo:rsid="00084347" officeooo:paragraph-rsid="00084347"/>
    </style:style>
    <style:style style:name="P25" style:family="paragraph" style:parent-style-name="Standard">
      <style:text-properties style:text-underline-style="solid" style:text-underline-width="auto" style:text-underline-color="font-color" officeooo:rsid="000e5f38" officeooo:paragraph-rsid="000e5f38"/>
    </style:style>
    <style:style style:name="P26" style:family="paragraph" style:parent-style-name="Standard" style:list-style-name="L4">
      <style:paragraph-properties fo:text-align="start" style:justify-single-word="false"/>
      <style:text-properties officeooo:paragraph-rsid="0002e2b8"/>
    </style:style>
    <style:style style:name="P27" style:family="paragraph" style:parent-style-name="Standard">
      <style:paragraph-properties fo:text-align="start" style:justify-single-word="false"/>
      <style:text-properties officeooo:paragraph-rsid="00097dc1"/>
    </style:style>
    <style:style style:name="P28" style:family="paragraph" style:parent-style-name="Standard" style:list-style-name="L16">
      <style:paragraph-properties fo:text-align="start" style:justify-single-word="false"/>
      <style:text-properties officeooo:paragraph-rsid="00097dc1"/>
    </style:style>
    <style:style style:name="P29" style:family="paragraph" style:parent-style-name="Standard" style:list-style-name="L10">
      <style:paragraph-properties fo:text-align="start" style:justify-single-word="false"/>
      <style:text-properties style:text-underline-style="none" officeooo:paragraph-rsid="000657ed"/>
    </style:style>
    <style:style style:name="P30" style:family="paragraph" style:parent-style-name="Standard" style:list-style-name="L13">
      <style:text-properties style:text-underline-style="none" officeooo:rsid="00084347" officeooo:paragraph-rsid="00084347"/>
    </style:style>
    <style:style style:name="P31" style:family="paragraph" style:parent-style-name="Standard" style:list-style-name="L14">
      <style:text-properties style:text-underline-style="none" officeooo:rsid="00084347" officeooo:paragraph-rsid="00084347"/>
    </style:style>
    <style:style style:name="P32" style:family="paragraph" style:parent-style-name="Standard">
      <style:text-properties style:text-underline-style="none" officeooo:rsid="00084347" officeooo:paragraph-rsid="00084347"/>
    </style:style>
    <style:style style:name="P33" style:family="paragraph" style:parent-style-name="Standard" style:list-style-name="L17">
      <style:text-properties style:text-underline-style="none" officeooo:rsid="000e5f38" officeooo:paragraph-rsid="000e5f38"/>
    </style:style>
    <style:style style:name="P34" style:family="paragraph" style:parent-style-name="Standard" style:list-style-name="L4">
      <style:paragraph-properties fo:text-align="start" style:justify-single-word="false"/>
      <style:text-properties officeooo:rsid="000b6a58" officeooo:paragraph-rsid="000b6a58"/>
    </style:style>
    <style:style style:name="P35" style:family="paragraph" style:parent-style-name="Standard">
      <style:paragraph-properties fo:text-align="center" style:justify-single-word="false"/>
      <style:text-properties fo:color="#c9211e" fo:font-size="16pt" fo:font-weight="bold" officeooo:rsid="00012a30" officeooo:paragraph-rsid="00012a30" fo:background-color="#ffff00" style:font-size-asian="16pt" style:font-weight-asian="bold" style:font-size-complex="16pt" style:font-weight-complex="bold"/>
    </style:style>
    <style:style style:name="T1" style:family="text">
      <style:text-properties officeooo:rsid="00012a3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012a30" style:font-size-asian="10.5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officeooo:rsid="00097dc1" style:font-size-asian="10.5pt" style:font-weight-asian="normal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fo:font-weight="normal" officeooo:rsid="0005b681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05b681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0657ed" style:font-size-asian="10.5pt" style:font-weight-asian="normal" style:font-size-complex="12pt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02e2b8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3fd71" style:font-weight-asian="normal" style:font-weight-complex="normal"/>
    </style:style>
    <style:style style:name="T13" style:family="text">
      <style:text-properties officeooo:rsid="0003f954"/>
    </style:style>
    <style:style style:name="T14" style:family="text">
      <style:text-properties officeooo:rsid="0003fd71"/>
    </style:style>
    <style:style style:name="T15" style:family="text">
      <style:text-properties fo:font-variant="normal" fo:text-transform="none" fo:color="#202124" style:font-name="Liberation Serif" fo:font-size="12pt" fo:letter-spacing="normal" fo:font-style="normal" fo:font-weight="normal" officeooo:rsid="0005b681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Blog Project</text:p>
      <text:p text:style-name="P4"/>
      <text:p text:style-name="P7"><text:line-break/><text:span text:style-name="T9">Authentication for Sign </text:span><text:span text:style-name="T10">In/ Sign Out</text:span><text:span text:style-name="T9">:</text:span></text:p>
      <text:list xml:id="list3383758000" text:style-name="L3">
        <text:list-item>
          <text:p text:style-name="P8">If user has created his account already, then he can Sign In/ Sign Out. </text:p>
          <text:p text:style-name="P8"/>
        </text:list-item>
      </text:list>
      <text:p text:style-name="P1">Authentication for Sign Up:</text:p>
      <text:list xml:id="list2993859467" text:style-name="L5">
        <text:list-item>
          <text:p text:style-name="P9">If the user has not created this account yet, then he needs to create it.</text:p>
        </text:list-item>
      </text:list>
      <text:list xml:id="list3152572718" text:style-name="L4">
        <text:list-item>
          <text:p text:style-name="P26"><text:span text:style-name="T4">In the Sign Up field, there are 4 categories for sign up.</text:span></text:p>
          <text:p text:style-name="P34"><text:span text:style-name="T3"/></text:p>
        </text:list-item>
      </text:list>
      <text:p text:style-name="P7"/>
      <text:p text:style-name="P4"><text:span text:style-name="T2">Admin:</text:span></text:p>
      <text:list xml:id="list4036350204" text:style-name="L1">
        <text:list-item>
          <text:p text:style-name="P5">This user has all access throughout the blog. </text:p>
        </text:list-item>
        <text:list-item>
          <text:p text:style-name="P5">He can <text:span text:style-name="T2">CRUD</text:span> post, comment, information of user, creator, publisher and his own.</text:p>
        </text:list-item>
        <text:list-item>
          <text:p text:style-name="P19"><text:span text:style-name="T1">O</text:span>nly admin will authorize user as <text:span text:style-name="T2">Creator </text:span>or <text:span text:style-name="T2">Publisher.</text:span></text:p>
        </text:list-item>
      </text:list>
      <text:p text:style-name="P20"/>
      <text:p text:style-name="P20">Creator:</text:p>
      <text:list xml:id="list1204136922" text:style-name="L2">
        <text:list-item>
          <text:p text:style-name="P6">This user can <text:span text:style-name="T2">CRUD</text:span> just his own post.</text:p>
        </text:list-item>
        <text:list-item>
          <text:p text:style-name="P6">This user has to request publisher to publish his post.</text:p>
        </text:list-item>
        <text:list-item>
          <text:p text:style-name="P6">Creator can read and report the comment of user.</text:p>
        </text:list-item>
      </text:list>
      <text:p text:style-name="P20"/>
      <text:p text:style-name="P20">Publisher:</text:p>
      <text:list xml:id="list3078785172" text:style-name="L6">
        <text:list-item>
          <text:p text:style-name="P10">This user can Read, Update &amp; Delete the <text:span text:style-name="T2">creator’s </text:span>post.</text:p>
        </text:list-item>
        <text:list-item>
          <text:p text:style-name="P10">This user can Publish <text:span text:style-name="T2">creator’s </text:span>post.</text:p>
        </text:list-item>
        <text:list-item>
          <text:p text:style-name="P10">This user can read &amp; delete comment of user.</text:p>
        </text:list-item>
      </text:list>
      <text:p text:style-name="P22"/>
      <text:p text:style-name="P22">Unsigned User: <text:span text:style-name="T11"><text:s/>( Limited option)</text:span></text:p>
      <text:list xml:id="list3865072224" text:style-name="L7">
        <text:list-item>
          <text:p text:style-name="P11">User has to Sign Up / Sign In, to comment on the post. <text:span text:style-name="T14">(Blocked comment option).</text:span></text:p>
        </text:list-item>
        <text:list-item>
          <text:p text:style-name="P12">User can only read Post &amp; comments. </text:p>
        </text:list-item>
        <text:list-item>
          <text:p text:style-name="P12"/>
        </text:list-item>
      </text:list>
      <text:p text:style-name="P21"><text:span text:style-name="T14">Signed In User</text:span>: <text:span text:style-name="T12">( More option )</text:span></text:p>
      <text:list xml:id="list150639675941304" text:continue-numbering="true" text:style-name="L7">
        <text:list-item>
          <text:p text:style-name="P11"><text:span text:style-name="T14">User</text:span> can comment <text:span text:style-name="T13">&amp;</text:span> <text:span text:style-name="T13">share post.</text:span></text:p>
        </text:list-item>
        <text:list-item>
          <text:p text:style-name="P11"><text:span text:style-name="T13">User can also edit or delete his comment.</text:span> </text:p>
        </text:list-item>
        <text:list-item>
          <text:p text:style-name="P12">User can <text:span text:style-name="T2">CRUD</text:span> his details.</text:p>
        </text:list-item>
      </text:list>
      <text:p text:style-name="P22"/>
      <text:p text:style-name="P20"/>
      <text:p text:style-name="P2">Navbar / Navigation:</text:p>
      <text:list xml:id="list3910257748" text:style-name="L8">
        <text:list-item>
          <text:p text:style-name="P13">Navbar contains other main pages link. Like Home, Latest post, News, About us etc.</text:p>
        </text:list-item>
      </text:list>
      <text:p text:style-name="P14"/>
      <text:p text:style-name="P14"/>
      <text:p text:style-name="P27"><text:span text:style-name="T6">Posts:</text:span></text:p>
      <text:list xml:id="list2566924028" text:style-name="L16">
        <text:list-item>
          <text:p text:style-name="P28"><text:span text:style-name="T5">Categorized Post</text:span></text:p>
        </text:list-item>
      </text:list>
      <text:list xml:id="list3797877163" text:style-name="L9">
        <text:list-item>
          <text:p text:style-name="P15">Feature post.</text:p>
        </text:list-item>
        <text:list-item>
          <text:p text:style-name="P15">Show post in reverse order ( LIFO ).</text:p>
        </text:list-item>
        <text:list-item>
          <text:p text:style-name="P15">Show author name &amp; date on side of post.</text:p>
        </text:list-item>
        <text:list-item>
          <text:p text:style-name="P17">Show popular post titles on the side bar.</text:p>
        </text:list-item>
        <text:list-item>
          <text:p text:style-name="P18">Users can see specific creators of all posts.</text:p>
        </text:list-item>
      </text:list>
      <text:p text:style-name="P20"/>
      <text:p text:style-name="P20"/>
      <text:p text:style-name="P3">Comments:</text:p>
      <text:list xml:id="list1784666841" text:style-name="L10">
        <text:list-item>
          <text:p text:style-name="P16">Show comment in reverse order ( LIFO ).</text:p>
        </text:list-item>
        <text:list-item>
          <text:p text:style-name="P29"><text:span text:style-name="T7">Show </text:span><text:span text:style-name="T15">commentator</text:span><text:span text:style-name="T7"> name, date </text:span><text:span text:style-name="T8">&amp; time</text:span><text:span text:style-name="T7"> on side of </text:span><text:span text:style-name="T8">comment.</text:span></text:p>
        </text:list-item>
      </text:list>
      <text:p text:style-name="P3"><text:soft-page-break/></text:p>
      <text:p text:style-name="P4"><text:span text:style-name="T2"/></text:p>
      <text:p text:style-name="P23"/>
      <text:p text:style-name="P24">Search:</text:p>
      <text:list xml:id="list2075220621" text:style-name="L14">
        <text:list-item>
          <text:p text:style-name="P31">Users can search posts.</text:p>
        </text:list-item>
        <text:list-item>
          <text:p text:style-name="P31">Users can search creators.</text:p>
        </text:list-item>
      </text:list>
      <text:p text:style-name="P23"/>
      <text:p text:style-name="P23">Social Media Integration:</text:p>
      <text:list xml:id="list3017059851" text:style-name="L13">
        <text:list-item>
          <text:p text:style-name="P30">Signed In user can share blog post on the social media like Facebook, Instagram etc.</text:p>
        </text:list-item>
      </text:list>
      <text:p text:style-name="P32"/>
      <text:p text:style-name="P25">Footer:</text:p>
      <text:list xml:id="list357893247" text:style-name="L17">
        <text:list-item>
          <text:p text:style-name="P33">Footer take all the necessary information about our Blog / Website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appleLogo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1T11:33:46.850533613</meta:creation-date>
    <dc:date>2022-01-11T15:06:39.367987879</dc:date>
    <meta:editing-duration>PT1H30M7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47" meta:word-count="338" meta:character-count="1710" meta:non-whitespace-character-count="1443"/>
  </office:meta>
</office:document-meta>
</file>